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P3" style:parent-style-name="Normal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 fo:color="#FF0000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 fo:color="#FF0000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 fo:color="#FF0000"/>
    </style:style>
    <style:style style:name="P36" style:parent-style-name="Normal" style:family="paragraph">
      <style:paragraph-properties fo:margin-bottom="0in" style:line-height-at-least="0.1979in" fo:background-color="#1E1E1E"/>
      <style:text-properties style:font-name="Arial" style:font-name-complex="Arial"/>
    </style:style>
    <style:style style:name="P37" style:parent-style-name="Normal" style:family="paragraph">
      <style:paragraph-properties fo:margin-bottom="0in" style:line-height-at-least="0.1979in" fo:background-color="#1E1E1E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5" style:parent-style-name="Normal" style:family="paragraph">
      <style:paragraph-properties fo:margin-bottom="0in" style:line-height-at-least="0.1979in" fo:background-color="#1E1E1E"/>
    </style:style>
    <style:style style:name="T5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9" style:parent-style-name="Normal" style:family="paragraph">
      <style:paragraph-properties fo:margin-bottom="0in" style:line-height-at-least="0.1979in" fo:background-color="#1E1E1E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7" style:parent-style-name="Normal" style:family="paragraph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 fo:color="#FF0000"/>
    </style:style>
    <style:style style:name="T79" style:parent-style-name="DefaultParagraphFont" style:family="text">
      <style:text-properties style:font-name="Arial" style:font-name-complex="Arial" fo:color="#FF0000"/>
    </style:style>
    <style:style style:name="T80" style:parent-style-name="DefaultParagraphFont" style:family="text">
      <style:text-properties style:font-name="Arial" style:font-name-complex="Arial" fo:color="#FF0000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87" style:parent-style-name="DefaultParagraphFont" style:family="text">
      <style:text-properties style:font-name="Arial" style:font-name-complex="Arial" fo:color="#002060"/>
    </style:style>
    <style:style style:name="T88" style:parent-style-name="DefaultParagraphFont" style:family="text">
      <style:text-properties style:font-name="Arial" style:font-name-complex="Arial" fo:color="#FF0000"/>
    </style:style>
    <style:style style:name="P89" style:parent-style-name="Normal" style:family="paragraph">
      <style:paragraph-properties fo:margin-bottom="0in" style:line-height-at-least="0.1979in" fo:background-color="#1E1E1E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4" style:parent-style-name="Normal" style:family="paragraph">
      <style:paragraph-properties fo:margin-bottom="0in" style:line-height-at-least="0.1979in" fo:background-color="#1E1E1E"/>
    </style:style>
    <style:style style:name="T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1" style:parent-style-name="Normal" style:family="paragraph">
      <style:paragraph-properties fo:margin-bottom="0in" style:line-height-at-least="0.1979in" fo:background-color="#1E1E1E"/>
    </style:style>
    <style:style style:name="T1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6" style:parent-style-name="Normal" style:family="paragraph">
      <style:paragraph-properties fo:margin-bottom="0in" style:line-height-at-least="0.1979in" fo:background-color="#1E1E1E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2" style:parent-style-name="Normal" style:family="paragraph">
      <style:paragraph-properties fo:margin-bottom="0in" style:line-height-at-least="0.1979in" fo:background-color="#1E1E1E"/>
    </style:style>
    <style:style style:name="T1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7" style:parent-style-name="Normal" style:family="paragraph">
      <style:paragraph-properties fo:margin-bottom="0in" style:line-height-at-least="0.1979in" fo:background-color="#1E1E1E"/>
    </style:style>
    <style:style style:name="T1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1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3" style:parent-style-name="Normal" style:family="paragraph">
      <style:paragraph-properties fo:margin-bottom="0in" style:line-height-at-least="0.1979in" fo:background-color="#1E1E1E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9" style:parent-style-name="Normal" style:family="paragraph">
      <style:paragraph-properties fo:margin-bottom="0in" style:line-height-at-least="0.1979in" fo:background-color="#1E1E1E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5" style:parent-style-name="Normal" style:family="paragraph">
      <style:paragraph-properties fo:margin-bottom="0in" style:line-height-at-least="0.1979in" fo:background-color="#1E1E1E"/>
    </style:style>
    <style:style style:name="T1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0" style:parent-style-name="Normal" style:family="paragraph">
      <style:paragraph-properties fo:margin-bottom="0in" style:line-height-at-least="0.1979in" fo:background-color="#1E1E1E"/>
    </style:style>
    <style:style style:name="T1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6" style:parent-style-name="Normal" style:family="paragraph">
      <style:text-properties style:font-name="Arial" style:font-name-complex="Arial"/>
    </style:style>
    <style:style style:name="P167" style:parent-style-name="Normal" style:family="paragraph">
      <style:text-properties style:font-name="Arial" style:font-name-complex="Arial" fo:color="#FF0000"/>
    </style:style>
    <style:style style:name="P168" style:parent-style-name="Normal" style:family="paragraph">
      <style:text-properties style:font-name="Arial" style:font-name-complex="Arial" fo:color="#FF0000"/>
    </style:style>
    <style:style style:name="P169" style:parent-style-name="Normal" style:family="paragraph">
      <style:text-properties style:font-name="Arial" style:font-name-complex="Arial" fo:color="#FF0000"/>
    </style:style>
    <style:style style:name="P170" style:parent-style-name="Normal" style:family="paragraph">
      <style:text-properties style:font-name="Arial" style:font-name-complex="Arial" fo:color="#FF0000"/>
    </style:style>
    <style:style style:name="P171" style:parent-style-name="Normal" style:family="paragraph">
      <style:text-properties style:font-name="Arial" style:font-name-complex="Arial" fo:color="#FF0000"/>
    </style:style>
    <style:style style:name="P172" style:parent-style-name="Normal" style:family="paragraph">
      <style:text-properties style:font-name="Arial" style:font-name-complex="Arial" fo:color="#FF0000"/>
    </style:style>
    <style:style style:name="P173" style:parent-style-name="Normal" style:family="paragraph">
      <style:paragraph-properties fo:margin-bottom="0in" style:line-height-at-least="0.1979in" fo:background-color="#1E1E1E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89" style:parent-style-name="Normal" style:family="paragraph">
      <style:paragraph-properties fo:margin-bottom="0in" style:line-height-at-least="0.1979in" fo:background-color="#1E1E1E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13" style:parent-style-name="Normal" style:family="paragraph">
      <style:text-properties style:font-name="Arial" style:font-name-complex="Arial"/>
    </style:style>
    <style:style style:name="P214" style:parent-style-name="Normal" style:family="paragraph">
      <style:text-properties style:font-name="Arial" style:font-name-complex="Arial" fo:color="#FF0000"/>
    </style:style>
    <style:style style:name="P215" style:parent-style-name="Normal" style:family="paragraph">
      <style:text-properties style:font-name="Arial" style:font-name-complex="Arial" fo:color="#FF0000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29" style:parent-style-name="Normal" style:family="paragraph">
      <style:paragraph-properties fo:margin-bottom="0in" style:line-height-at-least="0.1979in" fo:background-color="#1E1E1E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3" style:parent-style-name="Normal" style:family="paragraph">
      <style:paragraph-properties fo:margin-bottom="0in" style:line-height-at-least="0.1979in" fo:background-color="#1E1E1E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7" style:parent-style-name="Normal" style:family="paragraph">
      <style:paragraph-properties fo:margin-bottom="0in" style:line-height-at-least="0.1979in" fo:background-color="#1E1E1E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42" style:parent-style-name="Normal" style:family="paragraph">
      <style:paragraph-properties fo:margin-bottom="0in" style:line-height-at-least="0.1979in" fo:background-color="#1E1E1E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47" style:parent-style-name="Normal" style:family="paragraph">
      <style:paragraph-properties fo:margin-bottom="0in" style:line-height-at-least="0.1979in" fo:background-color="#1E1E1E"/>
    </style:style>
    <style:style style:name="T2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P2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2" style:parent-style-name="Normal" style:family="paragraph">
      <style:paragraph-properties fo:margin-bottom="0in" style:line-height-at-least="0.1979in" fo:background-color="#1E1E1E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64" style:parent-style-name="Normal" style:family="paragraph">
      <style:paragraph-properties fo:margin-bottom="0in" style:line-height-at-least="0.1979in" fo:background-color="#1E1E1E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76" style:parent-style-name="Normal" style:family="paragraph">
      <style:paragraph-properties fo:margin-bottom="0in" style:line-height-at-least="0.1979in" fo:background-color="#1E1E1E"/>
    </style:style>
    <style:style style:name="T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1" style:parent-style-name="Normal" style:family="paragraph">
      <style:paragraph-properties fo:margin-bottom="0in" style:line-height-at-least="0.1979in" fo:background-color="#1E1E1E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5" style:parent-style-name="Normal" style:family="paragraph">
      <style:paragraph-properties fo:margin-bottom="0in" style:line-height-at-least="0.1979in" fo:background-color="#1E1E1E"/>
    </style:style>
    <style:style style:name="T2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91" style:parent-style-name="Normal" style:family="paragraph">
      <style:paragraph-properties fo:margin-bottom="0in" style:line-height-at-least="0.1979in" fo:background-color="#1E1E1E"/>
    </style:style>
    <style:style style:name="T2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96" style:parent-style-name="Normal" style:family="paragraph">
      <style:text-properties style:font-name="Arial" style:font-name-complex="Arial"/>
    </style:style>
    <style:style style:name="P297" style:parent-style-name="Normal" style:family="paragraph">
      <style:text-properties style:font-name="Arial" style:font-name-complex="Arial"/>
    </style:style>
    <style:style style:name="P298" style:parent-style-name="Normal" style:family="paragraph">
      <style:paragraph-properties fo:margin-bottom="0in" style:line-height-at-least="0.1979in" fo:background-color="#1E1E1E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6" style:parent-style-name="Normal" style:family="paragraph">
      <style:paragraph-properties fo:margin-bottom="0in" style:line-height-at-least="0.1979in" fo:background-color="#1E1E1E"/>
    </style:style>
    <style:style style:name="T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2" style:parent-style-name="Normal" style:family="paragraph">
      <style:paragraph-properties fo:margin-bottom="0in" style:line-height-at-least="0.1979in" fo:background-color="#1E1E1E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7" style:parent-style-name="Normal" style:family="paragraph">
      <style:paragraph-properties fo:margin-bottom="0in" style:line-height-at-least="0.1979in" fo:background-color="#1E1E1E"/>
    </style:style>
    <style:style style:name="T31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1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3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24" style:parent-style-name="Normal" style:family="paragraph">
      <style:paragraph-properties fo:margin-bottom="0in" style:line-height-at-least="0.1979in" fo:background-color="#1E1E1E"/>
    </style:style>
    <style:style style:name="T32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3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31" style:parent-style-name="Normal" style:family="paragraph">
      <style:paragraph-properties fo:margin-bottom="0in" style:line-height-at-least="0.1979in" fo:background-color="#1E1E1E"/>
    </style:style>
    <style:style style:name="T3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3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3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38" style:parent-style-name="Normal" style:family="paragraph">
      <style:paragraph-properties fo:margin-bottom="0in" style:line-height-at-least="0.1979in" fo:background-color="#1E1E1E"/>
    </style:style>
    <style:style style:name="T33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4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4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3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47" style:parent-style-name="Normal" style:family="paragraph">
      <style:paragraph-properties fo:margin-bottom="0in" style:line-height-at-least="0.1979in" fo:background-color="#1E1E1E"/>
    </style:style>
    <style:style style:name="T34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50" style:parent-style-name="Normal" style:family="paragraph">
      <style:paragraph-properties fo:margin-bottom="0in" style:line-height-at-least="0.1979in" fo:background-color="#1E1E1E"/>
    </style:style>
    <style:style style:name="T35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54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3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58" style:parent-style-name="Normal" style:family="paragraph">
      <style:paragraph-properties fo:margin-bottom="0in" style:line-height-at-least="0.1979in" fo:background-color="#1E1E1E"/>
    </style:style>
    <style:style style:name="T35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3" style:parent-style-name="Normal" style:family="paragraph">
      <style:paragraph-properties fo:margin-bottom="0in" style:line-height-at-least="0.1979in" fo:background-color="#1E1E1E"/>
    </style:style>
    <style:style style:name="T3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3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71" style:parent-style-name="Normal" style:family="paragraph">
      <style:paragraph-properties fo:margin-bottom="0in" style:line-height-at-least="0.1979in" fo:background-color="#1E1E1E"/>
    </style:style>
    <style:style style:name="T3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86" style:parent-style-name="Normal" style:family="paragraph">
      <style:paragraph-properties fo:margin-bottom="0in" style:line-height-at-least="0.1979in" fo:background-color="#1E1E1E"/>
    </style:style>
    <style:style style:name="T38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90" style:parent-style-name="Normal" style:family="paragraph">
      <style:paragraph-properties fo:margin-bottom="0in" style:line-height-at-least="0.1979in" fo:background-color="#1E1E1E"/>
    </style:style>
    <style:style style:name="T39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94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3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97" style:parent-style-name="Normal" style:family="paragraph">
      <style:paragraph-properties fo:margin-bottom="0in" style:line-height-at-least="0.1979in" fo:background-color="#1E1E1E"/>
    </style:style>
    <style:style style:name="T39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01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4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04" style:parent-style-name="Normal" style:family="paragraph">
      <style:paragraph-properties fo:margin-bottom="0in" style:line-height-at-least="0.1979in" fo:background-color="#1E1E1E"/>
    </style:style>
    <style:style style:name="T40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0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4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3" style:parent-style-name="Normal" style:family="paragraph">
      <style:paragraph-properties fo:margin-bottom="0in" style:line-height-at-least="0.1979in" fo:background-color="#1E1E1E"/>
    </style:style>
    <style:style style:name="T41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6" style:parent-style-name="Normal" style:family="paragraph">
      <style:paragraph-properties fo:margin-bottom="0in" style:line-height-at-least="0.1979in" fo:background-color="#1E1E1E"/>
    </style:style>
    <style:style style:name="T41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20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4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23" style:parent-style-name="Normal" style:family="paragraph">
      <style:paragraph-properties fo:margin-bottom="0in" style:line-height-at-least="0.1979in" fo:background-color="#1E1E1E"/>
    </style:style>
    <style:style style:name="T42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2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28" style:parent-style-name="Normal" style:family="paragraph">
      <style:paragraph-properties fo:margin-bottom="0in" style:line-height-at-least="0.1979in" fo:background-color="#1E1E1E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42" style:parent-style-name="Normal" style:family="paragraph">
      <style:paragraph-properties fo:margin-bottom="0in" style:line-height-at-least="0.1979in" fo:background-color="#1E1E1E"/>
    </style:style>
    <style:style style:name="T4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56" style:parent-style-name="Normal" style:family="paragraph">
      <style:paragraph-properties fo:margin-bottom="0in" style:line-height-at-least="0.1979in" fo:background-color="#1E1E1E"/>
    </style:style>
    <style:style style:name="T45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60" style:parent-style-name="NoSpacing" style:family="paragraph">
      <style:text-properties style:language-asian="en" style:country-asian="GB"/>
    </style:style>
    <style:style style:name="P461" style:parent-style-name="NoSpacing" style:family="paragraph">
      <style:text-properties style:language-asian="en" style:country-asian="GB"/>
    </style:style>
    <style:style style:name="P462" style:parent-style-name="NoSpacing" style:family="paragraph">
      <style:text-properties fo:color="#D4D4D4" style:language-asian="en" style:country-asian="GB"/>
    </style:style>
    <style:style style:name="P463" style:parent-style-name="Normal" style:family="paragraph">
      <style:paragraph-properties fo:margin-bottom="0in" style:line-height-at-least="0.1979in" fo:background-color="#1E1E1E"/>
    </style:style>
    <style:style style:name="T4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69" style:parent-style-name="Normal" style:family="paragraph">
      <style:paragraph-properties fo:margin-bottom="0in" style:line-height-at-least="0.1979in" fo:background-color="#1E1E1E"/>
    </style:style>
    <style:style style:name="T4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75" style:parent-style-name="Normal" style:family="paragraph">
      <style:paragraph-properties fo:margin-bottom="0in" style:line-height-at-least="0.1979in" fo:background-color="#1E1E1E"/>
    </style:style>
    <style:style style:name="T47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4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82" style:parent-style-name="Normal" style:family="paragraph">
      <style:paragraph-properties fo:margin-bottom="0in" style:line-height-at-least="0.1979in" fo:background-color="#1E1E1E"/>
    </style:style>
    <style:style style:name="T48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4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91" style:parent-style-name="Normal" style:family="paragraph">
      <style:paragraph-properties fo:margin-bottom="0in" style:line-height-at-least="0.1979in" fo:background-color="#1E1E1E"/>
    </style:style>
    <style:style style:name="T49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94" style:parent-style-name="Normal" style:family="paragraph">
      <style:paragraph-properties fo:margin-bottom="0in" style:line-height-at-least="0.1979in" fo:background-color="#1E1E1E"/>
    </style:style>
    <style:style style:name="T49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9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4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02" style:parent-style-name="Normal" style:family="paragraph">
      <style:paragraph-properties fo:margin-bottom="0in" style:line-height-at-least="0.1979in" fo:background-color="#1E1E1E"/>
    </style:style>
    <style:style style:name="T50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07" style:parent-style-name="Normal" style:family="paragraph">
      <style:paragraph-properties fo:margin-bottom="0in" style:line-height-at-least="0.1979in" fo:background-color="#1E1E1E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15" style:parent-style-name="Normal" style:family="paragraph">
      <style:paragraph-properties fo:margin-bottom="0in" style:line-height-at-least="0.1979in" fo:background-color="#1E1E1E"/>
    </style:style>
    <style:style style:name="T5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30" style:parent-style-name="Normal" style:family="paragraph">
      <style:paragraph-properties fo:margin-bottom="0in" style:line-height-at-least="0.1979in" fo:background-color="#1E1E1E"/>
    </style:style>
    <style:style style:name="T53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34" style:parent-style-name="Normal" style:family="paragraph">
      <style:paragraph-properties fo:margin-bottom="0in" style:line-height-at-least="0.1979in" fo:background-color="#1E1E1E"/>
    </style:style>
    <style:style style:name="T53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5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1" style:parent-style-name="Normal" style:family="paragraph">
      <style:paragraph-properties fo:margin-bottom="0in" style:line-height-at-least="0.1979in" fo:background-color="#1E1E1E"/>
    </style:style>
    <style:style style:name="T54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5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8" style:parent-style-name="Normal" style:family="paragraph">
      <style:paragraph-properties fo:margin-bottom="0in" style:line-height-at-least="0.1979in" fo:background-color="#1E1E1E"/>
    </style:style>
    <style:style style:name="T54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5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5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57" style:parent-style-name="Normal" style:family="paragraph">
      <style:paragraph-properties fo:margin-bottom="0in" style:line-height-at-least="0.1979in" fo:background-color="#1E1E1E"/>
    </style:style>
    <style:style style:name="T55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60" style:parent-style-name="Normal" style:family="paragraph">
      <style:paragraph-properties fo:margin-bottom="0in" style:line-height-at-least="0.1979in" fo:background-color="#1E1E1E"/>
    </style:style>
    <style:style style:name="T56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64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67" style:parent-style-name="Normal" style:family="paragraph">
      <style:paragraph-properties fo:margin-bottom="0in" style:line-height-at-least="0.1979in" fo:background-color="#1E1E1E"/>
    </style:style>
    <style:style style:name="T56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7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2" style:parent-style-name="Normal" style:family="paragraph">
      <style:paragraph-properties fo:margin-bottom="0in" style:line-height-at-least="0.1979in" fo:background-color="#1E1E1E"/>
    </style:style>
    <style:style style:name="T5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7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5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7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5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86" style:parent-style-name="Normal" style:family="paragraph">
      <style:paragraph-properties fo:margin-bottom="0in" style:line-height-at-least="0.1979in" fo:background-color="#1E1E1E"/>
    </style:style>
    <style:style style:name="T5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0" style:parent-style-name="Normal" style:family="paragraph">
      <style:paragraph-properties fo:margin-bottom="0in" style:line-height-at-least="0.1979in" fo:background-color="#1E1E1E"/>
    </style:style>
    <style:style style:name="T60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4" style:parent-style-name="NoSpacing" style:family="paragraph">
      <style:text-properties style:language-asian="en" style:country-asian="GB"/>
    </style:style>
    <style:style style:name="P605" style:parent-style-name="NoSpacing" style:family="paragraph">
      <style:text-properties style:language-asian="en" style:country-asian="GB"/>
    </style:style>
    <style:style style:name="P606" style:parent-style-name="NoSpacing" style:family="paragraph">
      <style:text-properties fo:color="#D4D4D4" style:language-asian="en" style:country-asian="GB"/>
    </style:style>
    <style:style style:name="P607" style:parent-style-name="Normal" style:family="paragraph">
      <style:paragraph-properties fo:margin-bottom="0in" style:line-height-at-least="0.1979in" fo:background-color="#1E1E1E"/>
    </style:style>
    <style:style style:name="T6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13" style:parent-style-name="Normal" style:family="paragraph">
      <style:paragraph-properties fo:margin-bottom="0in" style:line-height-at-least="0.1979in" fo:background-color="#1E1E1E"/>
    </style:style>
    <style:style style:name="T6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20" style:parent-style-name="Normal" style:family="paragraph">
      <style:paragraph-properties fo:margin-bottom="0in" style:line-height-at-least="0.1979in" fo:background-color="#1E1E1E"/>
    </style:style>
    <style:style style:name="T62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24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6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27" style:parent-style-name="Normal" style:family="paragraph">
      <style:paragraph-properties fo:margin-bottom="0in" style:line-height-at-least="0.1979in" fo:background-color="#1E1E1E"/>
    </style:style>
    <style:style style:name="T62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3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3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6" style:parent-style-name="Normal" style:family="paragraph">
      <style:paragraph-properties fo:margin-bottom="0in" style:line-height-at-least="0.1979in" fo:background-color="#1E1E1E"/>
    </style:style>
    <style:style style:name="T63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41" style:parent-style-name="Normal" style:family="paragraph">
      <style:paragraph-properties fo:margin-bottom="0in" style:line-height-at-least="0.1979in" fo:background-color="#1E1E1E"/>
    </style:style>
    <style:style style:name="T64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46" style:parent-style-name="Normal" style:family="paragraph">
      <style:paragraph-properties fo:margin-bottom="0in" style:line-height-at-least="0.1979in" fo:background-color="#1E1E1E"/>
    </style:style>
    <style:style style:name="T6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6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54" style:parent-style-name="Normal" style:family="paragraph">
      <style:paragraph-properties fo:margin-bottom="0in" style:line-height-at-least="0.1979in" fo:background-color="#1E1E1E"/>
    </style:style>
    <style:style style:name="T6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6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69" style:parent-style-name="Normal" style:family="paragraph">
      <style:paragraph-properties fo:margin-bottom="0in" style:line-height-at-least="0.1979in" fo:background-color="#1E1E1E"/>
    </style:style>
    <style:style style:name="T67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73" style:parent-style-name="Normal" style:family="paragraph">
      <style:paragraph-properties fo:margin-bottom="0in" style:line-height-at-least="0.1979in" fo:background-color="#1E1E1E"/>
    </style:style>
    <style:style style:name="T67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77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6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0" style:parent-style-name="Normal" style:family="paragraph">
      <style:paragraph-properties fo:margin-bottom="0in" style:line-height-at-least="0.1979in" fo:background-color="#1E1E1E"/>
    </style:style>
    <style:style style:name="T68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84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6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7" style:parent-style-name="Normal" style:family="paragraph">
      <style:paragraph-properties fo:margin-bottom="0in" style:line-height-at-least="0.1979in" fo:background-color="#1E1E1E"/>
    </style:style>
    <style:style style:name="T68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9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6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96" style:parent-style-name="Normal" style:family="paragraph">
      <style:paragraph-properties fo:margin-bottom="0in" style:line-height-at-least="0.1979in" fo:background-color="#1E1E1E"/>
    </style:style>
    <style:style style:name="T69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99" style:parent-style-name="Normal" style:family="paragraph">
      <style:paragraph-properties fo:margin-bottom="0in" style:line-height-at-least="0.1979in" fo:background-color="#1E1E1E"/>
    </style:style>
    <style:style style:name="T70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3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7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06" style:parent-style-name="Normal" style:family="paragraph">
      <style:paragraph-properties fo:margin-bottom="0in" style:line-height-at-least="0.1979in" fo:background-color="#1E1E1E"/>
    </style:style>
    <style:style style:name="T70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7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7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11" style:parent-style-name="Normal" style:family="paragraph">
      <style:paragraph-properties fo:margin-bottom="0in" style:line-height-at-least="0.1979in" fo:background-color="#1E1E1E"/>
    </style:style>
    <style:style style:name="T7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7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25" style:parent-style-name="Normal" style:family="paragraph">
      <style:paragraph-properties fo:margin-bottom="0in" style:line-height-at-least="0.1979in" fo:background-color="#1E1E1E"/>
    </style:style>
    <style:style style:name="T7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3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3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39" style:parent-style-name="Normal" style:family="paragraph">
      <style:paragraph-properties fo:margin-bottom="0in" style:line-height-at-least="0.1979in" fo:background-color="#1E1E1E"/>
    </style:style>
    <style:style style:name="T74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42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DADSA Course work 1<text:s/></text:p>
      <text:p text:style-name="P2">Stu Name : Sang Tan Ngo<text:s/></text:p>
      <text:p text:style-name="P3">Stu id <text:s text:c="8"/>: 19037878</text:p>
      <text:p text:style-name="P4">I use almost the same logic (algorithms) for 3 task just change a little to meet the requirement so am gonna justify the task 1 as an explanation:</text:p>
      <text:p text:style-name="P5"/>
      <text:p text:style-name="P6"><text:s/></text:p>
      <text:p text:style-name="P7">------------------------------------------------------------</text:p>
      <text:p text:style-name="P8">input1 = open(r'C:\VScode\DADSACode_and_pesudoCode\DADSA CWK SHOPPING DATA WEEK 1 File A.csv')</text:p>
      <text:p text:style-name="P9">input2 = open(r'C:\VScode\DADSACode_and_pesudoCode\DATA CWK SHOPPING DATA WEEK 1 FILE B.csv')</text:p>
      <text:p text:style-name="P10"/>
      <text:p text:style-name="P11">// After we input data<text:s/>and<text:s/>we start to set 3 shop as 3 variables<text:s/></text:p>
      <text:p text:style-name="P12"># STORE</text:p>
      <text:p text:style-name="P13"># Read data from file and save the products which shop sell into 3 variable for</text:p>
      <text:p text:style-name="P14"># 3 shops store</text:p>
      <text:p text:style-name="P15">A = set()</text:p>
      <text:p text:style-name="P16">B = set()</text:p>
      <text:p text:style-name="P17">C = set()</text:p>
      <text:p text:style-name="P18"/>
      <text:p text:style-name="P19">// Then we put some condition for each line data that read to clarify and set up the data received to each<text:s/>field<text:s/><text:s/></text:p>
      <text:p text:style-name="P20">for line in input1.readlines()[1:]:</text:p>
      <text:p text:style-name="P21"><text:s text:c="4"/>line = line.strip()</text:p>
      <text:p text:style-name="P22"><text:s text:c="4"/>pName = line.split(',')[1]</text:p>
      <text:p text:style-name="P23"><text:s text:c="4"/>a,b,c = line.split(',')[3:]</text:p>
      <text:p text:style-name="P24"><text:s text:c="4"/>if a:</text:p>
      <text:p text:style-name="P25"><text:s text:c="8"/>A.add(pName)</text:p>
      <text:p text:style-name="P26"><text:s text:c="4"/>if b:</text:p>
      <text:p text:style-name="P27"><text:s text:c="8"/>B.add(pName)</text:p>
      <text:p text:style-name="P28"><text:s text:c="4"/>if c:</text:p>
      <text:p text:style-name="P29"><text:s text:c="8"/>C.add(pName) <text:s/></text:p>
      <text:p text:style-name="P30"/>
      <text:p text:style-name="P31"/>
      <text:p text:style-name="P32"/>
      <text:p text:style-name="P33"/>
      <text:p text:style-name="P34"/>
      <text:p text:style-name="P35">// At this task we have 7 household so we set it to 7 variables and put in each fields of line of data that read<text:s/></text:p>
      <text:p text:style-name="P36"/>
      <text:p text:style-name="P37"><text:span text:style-name="T38">x_1A,x_1B,x_1C,x_1D,x_1E,x_2C,x_3E = </text:span><text:span text:style-name="T39">set</text:span><text:span text:style-name="T40">(),</text:span><text:span text:style-name="T41">set</text:span><text:span text:style-name="T42">(),</text:span><text:span text:style-name="T43">set</text:span><text:span text:style-name="T44">(),</text:span><text:span text:style-name="T45">set</text:span><text:span text:style-name="T46">(),</text:span><text:span text:style-name="T47">set</text:span><text:span text:style-name="T48">(),</text:span><text:span text:style-name="T49">set</text:span><text:span text:style-name="T50">(),</text:span><text:span text:style-name="T51">set</text:span><text:span text:style-name="T52">()</text:span></text:p>
      <text:p text:style-name="P53">y_1A,y_1B,y_1C,y_1D,y_1E,y_2C,y_3E = {},{},{},{},{},{},{}</text:p>
      <text:p text:style-name="P54"/>
      <text:p text:style-name="P55"><text:span text:style-name="T56">for</text:span><text:span text:style-name="T57"> line1 </text:span><text:span text:style-name="T58">in</text:span><text:span text:style-name="T59"> input2.readlines()[</text:span><text:span text:style-name="T60">2</text:span><text:span text:style-name="T61">:]:</text:span></text:p>
      <text:p text:style-name="P62">    line1 = line1.strip()</text:p>
      <text:p text:style-name="P63"><text:span text:style-name="T64">    hName = line1.split(</text:span><text:span text:style-name="T65">','</text:span><text:span text:style-name="T66">)[</text:span><text:span text:style-name="T67">0</text:span><text:span text:style-name="T68">]</text:span></text:p>
      <text:p text:style-name="P69"><text:span text:style-name="T70">    h1,h2,h3,h4,h5,h6,h7 = line1.split(</text:span><text:span text:style-name="T71">','</text:span><text:span text:style-name="T72">)[</text:span><text:span text:style-name="T73">1</text:span><text:span text:style-name="T74">:</text:span><text:span text:style-name="T75">8</text:span><text:span text:style-name="T76">]</text:span></text:p>
      <text:p text:style-name="P77"/>
      <text:p text:style-name="Normal"><text:span text:style-name="T78">//</text:span><text:span text:style-name="T79"><text:s/>Condition to check that whether</text:span><text:span text:style-name="T80"><text:s/></text:span><text:span text:style-name="T81">[</text:span><text:span text:style-name="T82"><text:s/>h1 (field2)</text:span><text:span text:style-name="T83"><text:s/>and so<text:s/></text:span><text:span text:style-name="T84">on</text:span><text:span text:style-name="T85"><text:s/></text:span><text:span text:style-name="T86">]<text:s/></text:span><text:span text:style-name="T87"><text:s/></text:span><text:span text:style-name="T88">is empty then add h1 to a set of y_1A ( the position of variables of household that we already set above<text:s/></text:span></text:p>
      <text:p text:style-name="P89"><text:span text:style-name="T90"> </text:span><text:span text:style-name="T91">if</text:span><text:span text:style-name="T92"> h1:</text:span></text:p>
      <text:p text:style-name="P93">        x_1A.add(hName)</text:p>
      <text:p text:style-name="P94"><text:span text:style-name="T95">        y_1A[hName] = y_1A.get(hName,</text:span><text:span text:style-name="T96">0</text:span><text:span text:style-name="T97">) + </text:span><text:span text:style-name="T98">int</text:span><text:span text:style-name="T99">(h1)</text:span></text:p>
      <text:p text:style-name="P100"><text:span text:style-name="T101">    </text:span><text:span text:style-name="T102">if</text:span><text:span text:style-name="T103"> h2:</text:span></text:p>
      <text:p text:style-name="P104">        x_1B.add(hName)</text:p>
      <text:p text:style-name="P105"><text:span text:style-name="T106">        y_1B[hName] = y_1B.get(hName,</text:span><text:span text:style-name="T107">0</text:span><text:span text:style-name="T108">) + </text:span><text:span text:style-name="T109">int</text:span><text:span text:style-name="T110">(h2)</text:span></text:p>
      <text:p text:style-name="P111"><text:span text:style-name="T112">    </text:span><text:span text:style-name="T113">if</text:span><text:span text:style-name="T114"> h3:</text:span></text:p>
      <text:p text:style-name="P115">        x_1C.add(hName)</text:p>
      <text:p text:style-name="P116"><text:span text:style-name="T117">        y_1C[hName] = y_1C.get(hName,</text:span><text:span text:style-name="T118">0</text:span><text:span text:style-name="T119">) + </text:span><text:span text:style-name="T120">int</text:span><text:span text:style-name="T121">(h3)</text:span></text:p>
      <text:p text:style-name="P122"><text:span text:style-name="T123">    </text:span><text:span text:style-name="T124">if</text:span><text:span text:style-name="T125"> h4:</text:span></text:p>
      <text:p text:style-name="P126">        x_1D.add(hName)</text:p>
      <text:p text:style-name="P127"><text:span text:style-name="T128">        y_1D[hName] = y_1D.get(hName,</text:span><text:span text:style-name="T129">0</text:span><text:span text:style-name="T130">) + </text:span><text:span text:style-name="T131">int</text:span><text:span text:style-name="T132">(h4)</text:span></text:p>
      <text:p text:style-name="P133"><text:span text:style-name="T134">    </text:span><text:span text:style-name="T135">if</text:span><text:span text:style-name="T136"> h5:</text:span></text:p>
      <text:p text:style-name="P137">        x_1E.add(hName)</text:p>
      <text:p text:style-name="P138"><text:span text:style-name="T139">        y_1E[hName] = y_1E.get(hName,</text:span><text:span text:style-name="T140">0</text:span><text:span text:style-name="T141">) + </text:span><text:span text:style-name="T142">int</text:span><text:span text:style-name="T143">(h5)</text:span></text:p>
      <text:p text:style-name="P144"><text:span text:style-name="T145">    </text:span><text:span text:style-name="T146">if</text:span><text:span text:style-name="T147"> h6:</text:span></text:p>
      <text:p text:style-name="P148">        x_2C.add(hName)</text:p>
      <text:p text:style-name="P149"><text:span text:style-name="T150">        y_2C[hName] = y_2C.get(hName,</text:span><text:span text:style-name="T151">0</text:span><text:span text:style-name="T152">) + </text:span><text:span text:style-name="T153">int</text:span><text:span text:style-name="T154">(h6)</text:span></text:p>
      <text:p text:style-name="P155"><text:span text:style-name="T156">    </text:span><text:span text:style-name="T157">if</text:span><text:span text:style-name="T158"> h7:</text:span></text:p>
      <text:p text:style-name="P159">        x_3E.add(hName)</text:p>
      <text:p text:style-name="P160"><text:span text:style-name="T161">        y_3E[hName] = y_3E.get(hName,</text:span><text:span text:style-name="T162">0</text:span><text:span text:style-name="T163">) + </text:span><text:span text:style-name="T164">int</text:span><text:span text:style-name="T165">(h7)</text:span></text:p>
      <text:p text:style-name="P166"/>
      <text:p text:style-name="P167"/>
      <text:p text:style-name="P168"/>
      <text:p text:style-name="P169"/>
      <text:p text:style-name="P170"/>
      <text:soft-page-break/>
      <text:p text:style-name="P171">// we save data into set to know the product needs and save into dictionary to know</text:p>
      <text:p text:style-name="P172"><text:s/>for each product, the quantity needed</text:p>
      <text:p text:style-name="P173"><text:span text:style-name="T174">HOUSE_set = {</text:span><text:span text:style-name="T175">'1A'</text:span><text:span text:style-name="T176">:x_1A,</text:span><text:span text:style-name="T177">'1B'</text:span><text:span text:style-name="T178">:x_1B,</text:span><text:span text:style-name="T179">'1C'</text:span><text:span text:style-name="T180">:x_1C,</text:span><text:span text:style-name="T181">'1D'</text:span><text:span text:style-name="T182">:x_1D,</text:span><text:span text:style-name="T183">'1E'</text:span><text:span text:style-name="T184">:x_1E,</text:span><text:span text:style-name="T185">'2C'</text:span><text:span text:style-name="T186">:x_2C,</text:span><text:span text:style-name="T187">'3E'</text:span><text:span text:style-name="T188">:x_3E}</text:span></text:p>
      <text:p text:style-name="P189"><text:span text:style-name="T190">HOUSE_dict = {</text:span><text:span text:style-name="T191">'1A'</text:span><text:span text:style-name="T192">:y_1A,</text:span><text:span text:style-name="T193">'1B'</text:span><text:span text:style-name="T194">:y_1B,</text:span><text:span text:style-name="T195">'1C'</text:span><text:span text:style-name="T196">:y_1C,</text:span><text:span text:style-name="T197">'1D'</text:span><text:span text:style-name="T198">:y_1D,</text:span><text:span text:style-name="T199">'1E'</text:span><text:span text:style-name="T200">:y_1E,</text:span><text:span text:style-name="T201">'2C'</text:span><text:span text:style-name="T202">:y_2C,</text:span><text:span text:style-name="T203">'3E'</text:span><text:span text:style-name="T204">:y_3E}</text:span></text:p>
      <text:p text:style-name="P205"><text:span text:style-name="T206">SHOP = {</text:span><text:span text:style-name="T207">'A'</text:span><text:span text:style-name="T208">:A,</text:span><text:span text:style-name="T209">'B'</text:span><text:span text:style-name="T210">:B,</text:span><text:span text:style-name="T211">'C'</text:span><text:span text:style-name="T212">:C}</text:span></text:p>
      <text:p text:style-name="P213"/>
      <text:p text:style-name="P214">// Set House and shop as global variables<text:s/></text:p>
      <text:p text:style-name="P215">// Then check store that available all product that needed and list it up like [x,y] after we compare which 2 store that can afford the shopping list<text:s/></text:p>
      <text:p text:style-name="P216"><text:span text:style-name="T217">def</text:span><text:span text:style-name="T218"> </text:span><text:span text:style-name="T219">choose_shop</text:span><text:span text:style-name="T220">(</text:span><text:span text:style-name="T221">set1</text:span><text:span text:style-name="T222">,</text:span><text:span text:style-name="T223">set2</text:span><text:span text:style-name="T224">,</text:span><text:span text:style-name="T225">set3</text:span><text:span text:style-name="T226">=</text:span><text:span text:style-name="T227">''</text:span><text:span text:style-name="T228">):</text:span></text:p>
      <text:p text:style-name="P229"><text:span text:style-name="T230">    </text:span><text:span text:style-name="T231">global</text:span><text:span text:style-name="T232"> HOUSE_set</text:span></text:p>
      <text:p text:style-name="P233"><text:span text:style-name="T234">    </text:span><text:span text:style-name="T235">global</text:span><text:span text:style-name="T236"> SHOP</text:span></text:p>
      <text:p text:style-name="P237"><text:span text:style-name="T238">    </text:span><text:span text:style-name="T239">if</text:span><text:span text:style-name="T240"> set3:</text:span></text:p>
      <text:p text:style-name="P241">        allHouse = HOUSE_set[set1] | HOUSE_set[set2] | HOUSE_set[set3]</text:p>
      <text:p text:style-name="P242"><text:span text:style-name="T243">    </text:span><text:span text:style-name="T244">else</text:span><text:span text:style-name="T245">:</text:span></text:p>
      <text:p text:style-name="P246">        allHouse = HOUSE_set[set1] | HOUSE_set[set2]</text:p>
      <text:p text:style-name="P247"><text:span text:style-name="T248">    pNum = </text:span><text:span text:style-name="T249">40</text:span></text:p>
      <text:p text:style-name="P250">    sList = []</text:p>
      <text:p text:style-name="P251"/>
      <text:p text:style-name="P252"><text:span text:style-name="T253">    </text:span><text:span text:style-name="T254">for</text:span><text:span text:style-name="T255"> x </text:span><text:span text:style-name="T256">in</text:span><text:span text:style-name="T257"> [</text:span><text:span text:style-name="T258">'A'</text:span><text:span text:style-name="T259">,</text:span><text:span text:style-name="T260">'B'</text:span><text:span text:style-name="T261">,</text:span><text:span text:style-name="T262">'C'</text:span><text:span text:style-name="T263">]:</text:span></text:p>
      <text:p text:style-name="P264"><text:span text:style-name="T265">        </text:span><text:span text:style-name="T266">for</text:span><text:span text:style-name="T267"> y </text:span><text:span text:style-name="T268">in</text:span><text:span text:style-name="T269"> [</text:span><text:span text:style-name="T270">'A'</text:span><text:span text:style-name="T271">,</text:span><text:span text:style-name="T272">'B'</text:span><text:span text:style-name="T273">,</text:span><text:span text:style-name="T274">'C'</text:span><text:span text:style-name="T275">]:</text:span></text:p>
      <text:p text:style-name="P276"><text:span text:style-name="T277">            </text:span><text:span text:style-name="T278">if</text:span><text:span text:style-name="T279"> x != y:</text:span></text:p>
      <text:p text:style-name="P280">                tmp = SHOP[x] | SHOP[y]</text:p>
      <text:p text:style-name="P281"><text:span text:style-name="T282">                l = </text:span><text:span text:style-name="T283">len</text:span><text:span text:style-name="T284">(allHouse - tmp)</text:span></text:p>
      <text:p text:style-name="P285"><text:span text:style-name="T286">                </text:span><text:span text:style-name="T287">if</text:span><text:span text:style-name="T288"> l &lt; pNum:</text:span></text:p>
      <text:p text:style-name="P289">                    pNum = l</text:p>
      <text:p text:style-name="P290">                    sList = [x,y]</text:p>
      <text:p text:style-name="P291"><text:span text:style-name="T292">    </text:span><text:span text:style-name="T293">return</text:span><text:span text:style-name="T294"> sList</text:span><text:span text:style-name="T295"><text:s/></text:span></text:p>
      <text:p text:style-name="P296"/>
      <text:p text:style-name="P297">// Set up deli for the first 3 households by buying from 2 stores</text:p>
      <text:p text:style-name="P298"><text:span text:style-name="T299">sl = choose_shop(</text:span><text:span text:style-name="T300">'1A'</text:span><text:span text:style-name="T301">,</text:span><text:span text:style-name="T302">'1C'</text:span><text:span text:style-name="T303">,</text:span><text:span text:style-name="T304">'2C'</text:span><text:span text:style-name="T305">)</text:span></text:p>
      <text:p text:style-name="P306"><text:span text:style-name="T307">Products = add_dict(HOUSE_dict[</text:span><text:span text:style-name="T308">'1A'</text:span><text:span text:style-name="T309">],HOUSE_dict[</text:span><text:span text:style-name="T310">'1C'</text:span><text:span text:style-name="T311">])</text:span></text:p>
      <text:p text:style-name="P312"><text:span text:style-name="T313">Products = add_dict(Products,HOUSE_dict[</text:span><text:span text:style-name="T314">'2C'</text:span><text:span text:style-name="T315">])</text:span></text:p>
      <text:p text:style-name="P316"/>
      <text:p text:style-name="P317"><text:span text:style-name="T318">print</text:span><text:span text:style-name="T319">(</text:span><text:span text:style-name="T320">'Shopping Schedule</text:span><text:span text:style-name="T321">\n</text:span><text:span text:style-name="T322">'</text:span><text:span text:style-name="T323">)</text:span></text:p>
      <text:p text:style-name="P324"><text:span text:style-name="T325">print</text:span><text:span text:style-name="T326">(</text:span><text:span text:style-name="T327">'Week1</text:span><text:span text:style-name="T328">\n</text:span><text:span text:style-name="T329">'</text:span><text:span text:style-name="T330">)</text:span></text:p>
      <text:p text:style-name="P331"><text:span text:style-name="T332">print</text:span><text:span text:style-name="T333">(</text:span><text:span text:style-name="T334">'Monday</text:span><text:span text:style-name="T335">\n</text:span><text:span text:style-name="T336">'</text:span><text:span text:style-name="T337">)</text:span></text:p>
      <text:p text:style-name="P338"><text:span text:style-name="T339">print</text:span><text:span text:style-name="T340">(</text:span><text:span text:style-name="T341">'Shop </text:span><text:span text:style-name="T342">%s</text:span><text:span text:style-name="T343">'</text:span><text:span text:style-name="T344"> %sl[</text:span><text:span text:style-name="T345">0</text:span><text:span text:style-name="T346">])</text:span></text:p>
      <text:p text:style-name="P347"><text:span text:style-name="T348">print</text:span><text:span text:style-name="T349">()</text:span></text:p>
      <text:p text:style-name="P350"><text:span text:style-name="T351">print</text:span><text:span text:style-name="T352">(</text:span><text:span text:style-name="T353">'Items,</text:span><text:span text:style-name="T354">\n</text:span><text:span text:style-name="T355">'</text:span><text:span text:style-name="T356">)</text:span></text:p>
      <text:p text:style-name="P357">PLIST = []</text:p>
      <text:p text:style-name="P358"><text:span text:style-name="T359">for</text:span><text:span text:style-name="T360"> proName, proNum </text:span><text:span text:style-name="T361">in</text:span><text:span text:style-name="T362"> Products.items():</text:span></text:p>
      <text:p text:style-name="P363"><text:span text:style-name="T364">    </text:span><text:span text:style-name="T365">if</text:span><text:span text:style-name="T366"> proName </text:span><text:span text:style-name="T367">in</text:span><text:span text:style-name="T368"> SHOP[sl[</text:span><text:span text:style-name="T369">0</text:span><text:span text:style-name="T370">]]:</text:span></text:p>
      <text:soft-page-break/>
      <text:p text:style-name="P371"><text:span text:style-name="T372">        </text:span><text:span text:style-name="T373">print</text:span><text:span text:style-name="T374">(</text:span><text:span text:style-name="T375">'</text:span><text:span text:style-name="T376">%s</text:span><text:span text:style-name="T377"> </text:span><text:span text:style-name="T378">%s</text:span><text:span text:style-name="T379">'</text:span><text:span text:style-name="T380"> %(proName,proNum),</text:span><text:span text:style-name="T381">end</text:span><text:span text:style-name="T382">=</text:span><text:span text:style-name="T383">', '</text:span><text:span text:style-name="T384">)</text:span></text:p>
      <text:p text:style-name="P385">        PLIST.append(proName)</text:p>
      <text:p text:style-name="P386"><text:span text:style-name="T387">print</text:span><text:span text:style-name="T388">()</text:span></text:p>
      <text:p text:style-name="P389"/>
      <text:p text:style-name="P390"><text:span text:style-name="T391">input</text:span><text:span text:style-name="T392">(</text:span><text:span text:style-name="T393">"Press enter to continue…</text:span><text:span text:style-name="T394">\n</text:span><text:span text:style-name="T395">"</text:span><text:span text:style-name="T396">)</text:span></text:p>
      <text:p text:style-name="P397"><text:span text:style-name="T398">print</text:span><text:span text:style-name="T399">(</text:span><text:span text:style-name="T400">'Tuesday</text:span><text:span text:style-name="T401">\n</text:span><text:span text:style-name="T402">'</text:span><text:span text:style-name="T403">)</text:span></text:p>
      <text:p text:style-name="P404"><text:span text:style-name="T405">print</text:span><text:span text:style-name="T406">(</text:span><text:span text:style-name="T407">'Shop </text:span><text:span text:style-name="T408">%s</text:span><text:span text:style-name="T409">'</text:span><text:span text:style-name="T410"> %sl[</text:span><text:span text:style-name="T411">1</text:span><text:span text:style-name="T412">])</text:span></text:p>
      <text:p text:style-name="P413"><text:span text:style-name="T414">print</text:span><text:span text:style-name="T415">()</text:span></text:p>
      <text:p text:style-name="P416"><text:span text:style-name="T417">print</text:span><text:span text:style-name="T418">(</text:span><text:span text:style-name="T419">'Items,</text:span><text:span text:style-name="T420">\n</text:span><text:span text:style-name="T421">'</text:span><text:span text:style-name="T422">)</text:span></text:p>
      <text:p text:style-name="P423"><text:span text:style-name="T424">for</text:span><text:span text:style-name="T425"> proName, proNum </text:span><text:span text:style-name="T426">in</text:span><text:span text:style-name="T427"> Products.items():</text:span></text:p>
      <text:p text:style-name="P428"><text:span text:style-name="T429">    </text:span><text:span text:style-name="T430">if</text:span><text:span text:style-name="T431"> </text:span><text:span text:style-name="T432">not</text:span><text:span text:style-name="T433"> proName </text:span><text:span text:style-name="T434">in</text:span><text:span text:style-name="T435"> PLIST </text:span><text:span text:style-name="T436">and</text:span><text:span text:style-name="T437"> proName </text:span><text:span text:style-name="T438">in</text:span><text:span text:style-name="T439"> SHOP[sl[</text:span><text:span text:style-name="T440">1</text:span><text:span text:style-name="T441">]]:</text:span></text:p>
      <text:p text:style-name="P442"><text:span text:style-name="T443">        </text:span><text:span text:style-name="T444">print</text:span><text:span text:style-name="T445">(</text:span><text:span text:style-name="T446">'</text:span><text:span text:style-name="T447">%s</text:span><text:span text:style-name="T448"> </text:span><text:span text:style-name="T449">%s</text:span><text:span text:style-name="T450">'</text:span><text:span text:style-name="T451"> %(proName,proNum),</text:span><text:span text:style-name="T452">end</text:span><text:span text:style-name="T453">=</text:span><text:span text:style-name="T454">', '</text:span><text:span text:style-name="T455">)</text:span></text:p>
      <text:p text:style-name="P456"><text:span text:style-name="T457">print</text:span><text:span text:style-name="T458">()</text:span></text:p>
      <text:p text:style-name="P459"/>
      <text:p text:style-name="P460"/>
      <text:p text:style-name="P461">//Delivery for next 2 houses bying from 2 stores</text:p>
      <text:p text:style-name="P462"/>
      <text:p text:style-name="P463"><text:span text:style-name="T464">sl = choose_shop(</text:span><text:span text:style-name="T465">'1B'</text:span><text:span text:style-name="T466">,</text:span><text:span text:style-name="T467">'3E'</text:span><text:span text:style-name="T468">)</text:span></text:p>
      <text:p text:style-name="P469"><text:span text:style-name="T470">Products = add_dict(HOUSE_dict[</text:span><text:span text:style-name="T471">'1B'</text:span><text:span text:style-name="T472">],HOUSE_dict[</text:span><text:span text:style-name="T473">'3E'</text:span><text:span text:style-name="T474">])</text:span></text:p>
      <text:p text:style-name="P475"><text:span text:style-name="T476">print</text:span><text:span text:style-name="T477">(</text:span><text:span text:style-name="T478">'Wednesday</text:span><text:span text:style-name="T479">\n</text:span><text:span text:style-name="T480">'</text:span><text:span text:style-name="T481">)</text:span></text:p>
      <text:p text:style-name="P482"><text:span text:style-name="T483">print</text:span><text:span text:style-name="T484">(</text:span><text:span text:style-name="T485">'Shop </text:span><text:span text:style-name="T486">%s</text:span><text:span text:style-name="T487">'</text:span><text:span text:style-name="T488"> %sl[</text:span><text:span text:style-name="T489">0</text:span><text:span text:style-name="T490">])</text:span></text:p>
      <text:p text:style-name="P491"><text:span text:style-name="T492">print</text:span><text:span text:style-name="T493">()</text:span></text:p>
      <text:p text:style-name="P494"><text:span text:style-name="T495">print</text:span><text:span text:style-name="T496">(</text:span><text:span text:style-name="T497">'Items,</text:span><text:span text:style-name="T498">\n</text:span><text:span text:style-name="T499">'</text:span><text:span text:style-name="T500">)</text:span></text:p>
      <text:p text:style-name="P501">PLIST = []</text:p>
      <text:p text:style-name="P502"><text:span text:style-name="T503">for</text:span><text:span text:style-name="T504"> proName, proNum </text:span><text:span text:style-name="T505">in</text:span><text:span text:style-name="T506"> Products.items():</text:span></text:p>
      <text:p text:style-name="P507"><text:span text:style-name="T508">    </text:span><text:span text:style-name="T509">if</text:span><text:span text:style-name="T510"> proName </text:span><text:span text:style-name="T511">in</text:span><text:span text:style-name="T512"> SHOP[sl[</text:span><text:span text:style-name="T513">0</text:span><text:span text:style-name="T514">]]:</text:span></text:p>
      <text:p text:style-name="P515"><text:span text:style-name="T516">        </text:span><text:span text:style-name="T517">print</text:span><text:span text:style-name="T518">(</text:span><text:span text:style-name="T519">'</text:span><text:span text:style-name="T520">%s</text:span><text:span text:style-name="T521"> </text:span><text:span text:style-name="T522">%s</text:span><text:span text:style-name="T523">'</text:span><text:span text:style-name="T524"> %(proName,proNum),</text:span><text:span text:style-name="T525">end</text:span><text:span text:style-name="T526">=</text:span><text:span text:style-name="T527">', '</text:span><text:span text:style-name="T528">)</text:span></text:p>
      <text:p text:style-name="P529">        PLIST.append(proName)</text:p>
      <text:p text:style-name="P530"><text:span text:style-name="T531">print</text:span><text:span text:style-name="T532">()</text:span></text:p>
      <text:p text:style-name="P533"/>
      <text:p text:style-name="P534"><text:span text:style-name="T535">input</text:span><text:span text:style-name="T536">(</text:span><text:span text:style-name="T537">"Press enter to continue…</text:span><text:span text:style-name="T538">\n</text:span><text:span text:style-name="T539">"</text:span><text:span text:style-name="T540">)</text:span></text:p>
      <text:p text:style-name="P541"><text:span text:style-name="T542">print</text:span><text:span text:style-name="T543">(</text:span><text:span text:style-name="T544">'Thursday</text:span><text:span text:style-name="T545">\n</text:span><text:span text:style-name="T546">'</text:span><text:span text:style-name="T547">)</text:span></text:p>
      <text:p text:style-name="P548"><text:span text:style-name="T549">print</text:span><text:span text:style-name="T550">(</text:span><text:span text:style-name="T551">'Shop </text:span><text:span text:style-name="T552">%s</text:span><text:span text:style-name="T553">'</text:span><text:span text:style-name="T554"> %sl[</text:span><text:span text:style-name="T555">1</text:span><text:span text:style-name="T556">])</text:span></text:p>
      <text:p text:style-name="P557"><text:span text:style-name="T558">print</text:span><text:span text:style-name="T559">()</text:span></text:p>
      <text:p text:style-name="P560"><text:span text:style-name="T561">print</text:span><text:span text:style-name="T562">(</text:span><text:span text:style-name="T563">'Items,</text:span><text:span text:style-name="T564">\n</text:span><text:span text:style-name="T565">'</text:span><text:span text:style-name="T566">)</text:span></text:p>
      <text:p text:style-name="P567"><text:span text:style-name="T568">for</text:span><text:span text:style-name="T569"> proName, proNum </text:span><text:span text:style-name="T570">in</text:span><text:span text:style-name="T571"> Products.items():</text:span></text:p>
      <text:p text:style-name="P572"><text:span text:style-name="T573">    </text:span><text:span text:style-name="T574">if</text:span><text:span text:style-name="T575"> </text:span><text:span text:style-name="T576">not</text:span><text:span text:style-name="T577"> proName </text:span><text:span text:style-name="T578">in</text:span><text:span text:style-name="T579"> PLIST </text:span><text:span text:style-name="T580">and</text:span><text:span text:style-name="T581"> proName </text:span><text:span text:style-name="T582">in</text:span><text:span text:style-name="T583"> SHOP[sl[</text:span><text:span text:style-name="T584">1</text:span><text:span text:style-name="T585">]]:</text:span></text:p>
      <text:p text:style-name="P586"><text:span text:style-name="T587">        </text:span><text:span text:style-name="T588">print</text:span><text:span text:style-name="T589">(</text:span><text:span text:style-name="T590">'</text:span><text:span text:style-name="T591">%s</text:span><text:span text:style-name="T592"> </text:span><text:span text:style-name="T593">%s</text:span><text:span text:style-name="T594">'</text:span><text:span text:style-name="T595"> %(proName,proNum),</text:span><text:span text:style-name="T596">end</text:span><text:span text:style-name="T597">=</text:span><text:span text:style-name="T598">', '</text:span><text:span text:style-name="T599">)</text:span></text:p>
      <text:p text:style-name="P600"><text:span text:style-name="T601">print</text:span><text:span text:style-name="T602">()</text:span></text:p>
      <text:p text:style-name="P603"/>
      <text:p text:style-name="P604"/>
      <text:p text:style-name="P605">//Delivery for last 2 houses bying from 2 stores</text:p>
      <text:p text:style-name="P606"/>
      <text:p text:style-name="P607"><text:span text:style-name="T608">sl = choose_shop(</text:span><text:span text:style-name="T609">'1D'</text:span><text:span text:style-name="T610">,</text:span><text:span text:style-name="T611">'1E'</text:span><text:span text:style-name="T612">)</text:span></text:p>
      <text:p text:style-name="P613"><text:span text:style-name="T614">Products = add_dict(HOUSE_dict[</text:span><text:span text:style-name="T615">'1D'</text:span><text:span text:style-name="T616">],HOUSE_dict[</text:span><text:span text:style-name="T617">'1E'</text:span><text:span text:style-name="T618">])</text:span></text:p>
      <text:p text:style-name="P619"/>
      <text:p text:style-name="P620"><text:span text:style-name="T621">print</text:span><text:span text:style-name="T622">(</text:span><text:span text:style-name="T623">'Friday</text:span><text:span text:style-name="T624">\n</text:span><text:span text:style-name="T625">'</text:span><text:span text:style-name="T626">)</text:span></text:p>
      <text:p text:style-name="P627"><text:span text:style-name="T628">print</text:span><text:span text:style-name="T629">(</text:span><text:span text:style-name="T630">'Shop </text:span><text:span text:style-name="T631">%s</text:span><text:span text:style-name="T632">'</text:span><text:span text:style-name="T633"> %sl[</text:span><text:span text:style-name="T634">0</text:span><text:span text:style-name="T635">])</text:span></text:p>
      <text:p text:style-name="P636"><text:span text:style-name="T637">print</text:span><text:span text:style-name="T638">()</text:span></text:p>
      <text:p text:style-name="P639"/>
      <text:p text:style-name="P640">PLIST = []</text:p>
      <text:p text:style-name="P641"><text:span text:style-name="T642">for</text:span><text:span text:style-name="T643"> proName, proNum </text:span><text:span text:style-name="T644">in</text:span><text:span text:style-name="T645"> Products.items():</text:span></text:p>
      <text:p text:style-name="P646"><text:span text:style-name="T647">    </text:span><text:span text:style-name="T648">if</text:span><text:span text:style-name="T649"> proName </text:span><text:span text:style-name="T650">in</text:span><text:span text:style-name="T651"> SHOP[sl[</text:span><text:span text:style-name="T652">0</text:span><text:span text:style-name="T653">]]:</text:span></text:p>
      <text:p text:style-name="P654"><text:span text:style-name="T655">        </text:span><text:span text:style-name="T656">print</text:span><text:span text:style-name="T657">(</text:span><text:span text:style-name="T658">'</text:span><text:span text:style-name="T659">%s</text:span><text:span text:style-name="T660"> </text:span><text:span text:style-name="T661">%s</text:span><text:span text:style-name="T662">'</text:span><text:span text:style-name="T663"> %(proName,proNum),</text:span><text:span text:style-name="T664">end</text:span><text:span text:style-name="T665">=</text:span><text:span text:style-name="T666">', '</text:span><text:span text:style-name="T667">)</text:span></text:p>
      <text:p text:style-name="P668">        PLIST.append(proName)</text:p>
      <text:p text:style-name="P669"><text:span text:style-name="T670">print</text:span><text:span text:style-name="T671">()</text:span></text:p>
      <text:p text:style-name="P672"/>
      <text:p text:style-name="P673"><text:span text:style-name="T674">input</text:span><text:span text:style-name="T675">(</text:span><text:span text:style-name="T676">"Press enter to continue…</text:span><text:span text:style-name="T677">\n</text:span><text:span text:style-name="T678">"</text:span><text:span text:style-name="T679">)</text:span></text:p>
      <text:p text:style-name="P680"><text:span text:style-name="T681">print</text:span><text:span text:style-name="T682">(</text:span><text:span text:style-name="T683">'Saturday</text:span><text:span text:style-name="T684">\n</text:span><text:span text:style-name="T685">'</text:span><text:span text:style-name="T686">)</text:span></text:p>
      <text:p text:style-name="P687"><text:span text:style-name="T688">print</text:span><text:span text:style-name="T689">(</text:span><text:span text:style-name="T690">'Shop </text:span><text:span text:style-name="T691">%s</text:span><text:span text:style-name="T692">'</text:span><text:span text:style-name="T693"> %sl[</text:span><text:span text:style-name="T694">1</text:span><text:span text:style-name="T695">])</text:span></text:p>
      <text:p text:style-name="P696"><text:span text:style-name="T697">print</text:span><text:span text:style-name="T698">()</text:span></text:p>
      <text:p text:style-name="P699"><text:span text:style-name="T700">print</text:span><text:span text:style-name="T701">(</text:span><text:span text:style-name="T702">'Items,</text:span><text:span text:style-name="T703">\n</text:span><text:span text:style-name="T704">'</text:span><text:span text:style-name="T705">)</text:span></text:p>
      <text:p text:style-name="P706"><text:span text:style-name="T707">for</text:span><text:span text:style-name="T708"> proName, proNum </text:span><text:span text:style-name="T709">in</text:span><text:span text:style-name="T710"> Products.items():</text:span></text:p>
      <text:p text:style-name="P711"><text:span text:style-name="T712">    </text:span><text:span text:style-name="T713">if</text:span><text:span text:style-name="T714"> </text:span><text:span text:style-name="T715">not</text:span><text:span text:style-name="T716"> proName </text:span><text:span text:style-name="T717">in</text:span><text:span text:style-name="T718"> PLIST </text:span><text:span text:style-name="T719">and</text:span><text:span text:style-name="T720"> proName </text:span><text:span text:style-name="T721">in</text:span><text:span text:style-name="T722"> SHOP[sl[</text:span><text:span text:style-name="T723">1</text:span><text:span text:style-name="T724">]]:</text:span></text:p>
      <text:p text:style-name="P725"><text:span text:style-name="T726">        </text:span><text:span text:style-name="T727">print</text:span><text:span text:style-name="T728">(</text:span><text:span text:style-name="T729">'</text:span><text:span text:style-name="T730">%s</text:span><text:span text:style-name="T731"> </text:span><text:span text:style-name="T732">%s</text:span><text:span text:style-name="T733">'</text:span><text:span text:style-name="T734"> %(proName,proNum),</text:span><text:span text:style-name="T735">end</text:span><text:span text:style-name="T736">=</text:span><text:span text:style-name="T737">', '</text:span><text:span text:style-name="T738">)</text:span></text:p>
      <text:p text:style-name="P739"><text:span text:style-name="T740">print</text:span><text:span text:style-name="T741">()</text:span></text:p>
      <text:p text:style-name="P7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g Ngo (Student)</meta:initial-creator>
    <dc:creator>Sang Ngo (Student)</dc:creator>
    <meta:creation-date>2021-02-09T23:30:00Z</meta:creation-date>
    <dc:date>2021-02-10T00:05:00Z</dc:date>
    <meta:template xlink:href="Normal" xlink:type="simple"/>
    <meta:editing-cycles>1</meta:editing-cycles>
    <meta:editing-duration>PT2100S</meta:editing-duration>
    <meta:document-statistic meta:page-count="5" meta:paragraph-count="10" meta:word-count="779" meta:character-count="5211" meta:row-count="37" meta:non-whitespace-character-count="4442"/>
  </office:meta>
</office:document-meta>
</file>